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2f2f2" draw:fill-gradient-name="Gradient_20_7" draw:fill-hatch-name="Hatch_20_1" draw:fill-image-name="Bitmape_20_1" draw:opacity="10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2f2f2" draw:fill-gradient-name="Gradient_20_7" draw:fill-hatch-name="Hatch_20_1" draw:fill-image-name="Bitmape_20_1" draw:opacity="100%" draw:fill-image-width="0cm" draw:fill-image-height="0cm" draw:textarea-horizontal-align="left" draw:textarea-vertical-align="top" draw:auto-grow-height="false" fo:padding-top="0.125cm" fo:padding-bottom="0.125cm" fo:padding-left="0.15cm" fo:padding-right="0.15cm" fo:wrap-option="wrap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2f2f2" draw:fill-gradient-name="Gradient_20_7" draw:fill-hatch-name="Hatch_20_1" draw:fill-image-name="Bitmape_20_1" draw:opacity="100%" draw:fill-image-width="0cm" draw:fill-image-height="0cm" draw:textarea-horizontal-align="left" draw:textarea-vertical-align="top" draw:auto-grow-height="false" fo:padding-top="0.125cm" fo:padding-bottom="0.125cm" fo:padding-left="0.15cm" fo:padding-right="0.15cm" fo:wrap-option="wrap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opacity="100%" draw:fill-image-width="0cm" draw:fill-image-height="0cm" draw:textarea-horizontal-align="center" draw:textarea-vertical-align="middle" draw:auto-grow-width="true" fo:min-height="1.2cm" fo:padding-top="-0.3cm" fo:padding-bottom="-0.3cm" fo:padding-left="0.2cm" fo:padding-right="0.2cm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fo:wrap-option="wrap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opacity="100%" draw:fill-image-width="0cm" draw:fill-image-height="0cm" draw:textarea-horizontal-align="center" draw:textarea-vertical-align="middle" draw:auto-grow-width="true" fo:min-height="2cm" fo:padding-top="-0.3cm" fo:padding-bottom="-0.3cm" fo:padding-left="0.2cm" fo:padding-right="0.2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stroke-dash="Dash_20_2" svg:stroke-width="0.1cm" svg:stroke-color="#808080" draw:marker-start="" draw:marker-start-width="0.45cm" draw:marker-start-center="false" draw:marker-end="Symmetric_20_Arrow" draw:marker-end-width="0.65cm" draw:marker-end-center="false" draw:fill="solid" draw:fill-color="#99ccff" draw:fill-gradient-name="Gradient_20_7" draw:fill-hatch-name="Hatch_20_1" draw:fill-image-name="Bitmape_20_1" draw:opacity="100%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draw:shadow-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/>
    </style:style>
    <style:style style:name="P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ucida Sans'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ucida Sans'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0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Lucida Sans'" style:font-style-name="Regular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Lucida Sans'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'Lucida Sans'" style:font-style-name="Regular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Lucida Sans'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2" draw:layer="layout" svg:width="3.5cm" svg:height="0.5cm" svg:x="3cm" svg:y="5.8cm">
            <text:p text:style-name="P1"><text:span text:style-name="T1">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3cm" svg:y="6.3cm">
            <text:p text:style-name="P3"><text:span text:style-name="T2">seq nbr 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1" draw:text-style-name="P2" draw:layer="layout" svg:width="3.5cm" svg:height="0.5cm" svg:x="9.8cm" svg:y="3cm">
            <text:p text:style-name="P1"><text:span text:style-name="T1">Kanj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3.5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">
          <draw:custom-shape draw:style-name="gr1" draw:text-style-name="P2" draw:layer="layout" svg:width="3.5cm" svg:height="0.5cm" svg:x="9.8cm" svg:y="5.8cm">
            <text:p text:style-name="P1"><text:span text:style-name="T1">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6.3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2" draw:layer="layout" svg:width="3.5cm" svg:height="0.5cm" svg:x="9.8cm" svg:y="8.6cm">
            <text:p text:style-name="P1"><text:span text:style-name="T1">S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9.8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">
          <draw:custom-shape draw:style-name="gr1" draw:text-style-name="P2" draw:layer="layout" svg:width="3.5cm" svg:height="0.5cm" svg:x="16.6cm" svg:y="8.6cm">
            <text:p text:style-name="P1"><text:span text:style-name="T1">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6cm" svg:y="9.1cm">
            <text:p text:style-name="P5"><text:span text:style-name="T2">code : string</text:span></text:p>
            <text:p text:style-name="P5"><text:span text:style-name="T2">text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">
          <draw:custom-shape draw:style-name="gr1" draw:text-style-name="P2" draw:layer="layout" svg:width="3.5cm" svg:height="0.5cm" svg:x="9.8cm" svg:y="11.4cm">
            <text:p text:style-name="P1"><text:span text:style-name="T1">Glo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11.9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4.75cm" svg:y1="5.8cm" svg:x2="9.8cm" svg:y2="3.75cm" draw:start-shape="id1" draw:start-glue-point="0" draw:end-shape="id2" draw:end-glue-point="3" svg:d="m4750 5800v-2050h5050">
          <text:p/>
        </draw:connector>
        <draw:frame draw:style-name="gr5" draw:text-style-name="P8" draw:layer="layout" svg:width="0.923cm" svg:height="0.6cm" svg:x="8.7cm" svg:y="3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58cm" svg:height="0.6cm" svg:x="4.12cm" svg:y="5.1cm">
          <draw:text-box>
            <text:p text:style-name="P7"><text:span text:style-name="T3">1</text:span></text:p>
          </draw:text-box>
        </draw:frame>
        <draw:connector draw:style-name="gr4" draw:text-style-name="P6" draw:layer="layout" svg:x1="6.5cm" svg:y1="6.55cm" svg:x2="9.8cm" svg:y2="6.55cm" draw:start-shape="id1" draw:start-glue-point="1" draw:end-shape="id3" draw:end-glue-point="3" svg:d="m6500 6550h3300">
          <text:p/>
        </draw:connector>
        <draw:frame draw:style-name="gr5" draw:text-style-name="P8" draw:layer="layout" svg:width="0.923cm" svg:height="0.6cm" svg:x="8.701cm" svg:y="5.9cm">
          <draw:text-box>
            <text:p text:style-name="P7"><text:span text:style-name="T3">1..n</text:span></text:p>
          </draw:text-box>
        </draw:frame>
        <draw:frame draw:style-name="gr5" draw:text-style-name="P8" draw:layer="layout" svg:width="0.58cm" svg:height="0.6cm" svg:x="6.6cm" svg:y="5.9cm">
          <draw:text-box>
            <text:p text:style-name="P7"><text:span text:style-name="T3">1</text:span></text:p>
          </draw:text-box>
        </draw:frame>
        <draw:connector draw:style-name="gr4" draw:text-style-name="P6" draw:layer="layout" svg:x1="4.75cm" svg:y1="7.3cm" svg:x2="9.8cm" svg:y2="9.35cm" draw:start-shape="id1" draw:start-glue-point="2" draw:end-shape="id4" draw:end-glue-point="3" svg:d="m4750 7300v2050h5050">
          <text:p/>
        </draw:connector>
        <draw:frame draw:style-name="gr5" draw:text-style-name="P8" draw:layer="layout" svg:width="0.58cm" svg:height="0.6cm" svg:x="4.02cm" svg:y="7.6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8.702cm" svg:y="8.7cm">
          <draw:text-box>
            <text:p text:style-name="P7"><text:span text:style-name="T3">1..n</text:span></text:p>
          </draw:text-box>
        </draw:frame>
        <draw:connector draw:style-name="gr4" draw:text-style-name="P6" draw:layer="layout" svg:x1="16.6cm" svg:y1="9.35cm" svg:x2="13.3cm" svg:y2="9.35cm" draw:start-shape="id5" draw:end-shape="id4" draw:end-glue-point="1" svg:d="m16600 9350h-3300">
          <text:p/>
        </draw:connector>
        <draw:connector draw:style-name="gr4" draw:text-style-name="P6" draw:layer="layout" svg:x1="11.55cm" svg:y1="11.4cm" svg:x2="11.55cm" svg:y2="10.1cm" draw:start-shape="id6" draw:end-shape="id4" draw:end-glue-point="2" svg:d="m11550 11400v-1300">
          <text:p/>
        </draw:connector>
        <draw:frame draw:style-name="gr5" draw:text-style-name="P8" draw:layer="layout" svg:width="0.923cm" svg:height="0.6cm" svg:x="15.6cm" svg:y="8.7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3.606cm" svg:y="8.7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7cm" svg:y="10.8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3cm" svg:y="10.1cm">
          <draw:text-box>
            <text:p text:style-name="P7"><text:span text:style-name="T3">1..n</text:span></text:p>
          </draw:text-box>
        </draw:frame>
        <draw:frame draw:style-name="gr5" draw:text-style-name="P8" draw:layer="layout" svg:width="2.396cm" svg:height="0.6cm" svg:x="13.7cm" svg:y="9.3cm">
          <draw:text-box>
            <text:p text:style-name="P7"><text:span text:style-name="T3">part-of-speech</text:span></text:p>
          </draw:text-box>
        </draw:frame>
        <draw:custom-shape draw:style-name="gr6" draw:text-style-name="P9" draw:layer="layout" svg:width="3.665cm" svg:height="1.5cm" svg:x="16.1cm" svg:y="3.8cm">
          <text:p text:style-name="P3"><text:span text:style-name="T4">JMDict (Japanese-Multilingual Dictionary)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2" draw:style-name="dp1" draw:master-page-name="Default">
        <draw:g draw:id="id7">
          <draw:custom-shape draw:style-name="gr1" draw:text-style-name="P2" draw:layer="layout" svg:width="3.5cm" svg:height="0.5cm" svg:x="3cm" svg:y="5.6cm">
            <text:p text:style-name="P1"><text:span text:style-name="T1">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3cm" svg:y="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8">
          <draw:custom-shape draw:style-name="gr1" draw:text-style-name="P2" draw:layer="layout" svg:width="3.5cm" svg:height="0.5cm" svg:x="9.8cm" svg:y="2.8cm">
            <text:p text:style-name="P1"><text:span text:style-name="T1">Kanj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3.3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9">
          <draw:custom-shape draw:style-name="gr1" draw:text-style-name="P2" draw:layer="layout" svg:width="3.5cm" svg:height="0.5cm" svg:x="9.8cm" svg:y="5.6cm">
            <text:p text:style-name="P1"><text:span text:style-name="T1">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6.1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0">
          <draw:custom-shape draw:style-name="gr1" draw:text-style-name="P2" draw:layer="layout" svg:width="3.5cm" svg:height="0.5cm" svg:x="9.8cm" svg:y="8.4cm">
            <text:p text:style-name="P1"><text:span text:style-name="T1">Tr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9.8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1">
          <draw:custom-shape draw:style-name="gr1" draw:text-style-name="P2" draw:layer="layout" svg:width="3.5cm" svg:height="0.5cm" svg:x="16.6cm" svg:y="8.4cm">
            <text:p text:style-name="P1"><text:span text:style-name="T1">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6cm" svg:y="8.9cm">
            <text:p text:style-name="P5"><text:span text:style-name="T2">code : string</text:span></text:p>
            <text:p text:style-name="P5"><text:span text:style-name="T2">text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2">
          <draw:custom-shape draw:style-name="gr1" draw:text-style-name="P2" draw:layer="layout" svg:width="3.5cm" svg:height="0.5cm" svg:x="9.8cm" svg:y="11.2cm">
            <text:p text:style-name="P1"><text:span text:style-name="T1">TransD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11.7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4.75cm" svg:y1="5.6cm" svg:x2="9.8cm" svg:y2="3.55cm" draw:start-shape="id7" draw:start-glue-point="0" draw:end-shape="id8" draw:end-glue-point="3" svg:d="m4750 5600v-2050h5050">
          <text:p/>
        </draw:connector>
        <draw:frame draw:style-name="gr5" draw:text-style-name="P8" draw:layer="layout" svg:width="0.923cm" svg:height="0.6cm" svg:x="8.7cm" svg:y="2.8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58cm" svg:height="0.6cm" svg:x="4.12cm" svg:y="4.9cm">
          <draw:text-box>
            <text:p text:style-name="P7"><text:span text:style-name="T3">1</text:span></text:p>
          </draw:text-box>
        </draw:frame>
        <draw:connector draw:style-name="gr4" draw:text-style-name="P6" draw:layer="layout" svg:x1="6.5cm" svg:y1="6.35cm" svg:x2="9.8cm" svg:y2="6.35cm" draw:start-shape="id7" draw:start-glue-point="1" draw:end-shape="id9" draw:end-glue-point="3" svg:d="m6500 6350h3300">
          <text:p/>
        </draw:connector>
        <draw:frame draw:style-name="gr5" draw:text-style-name="P8" draw:layer="layout" svg:width="0.923cm" svg:height="0.6cm" svg:x="8.701cm" svg:y="5.7cm">
          <draw:text-box>
            <text:p text:style-name="P7"><text:span text:style-name="T3">1..n</text:span></text:p>
          </draw:text-box>
        </draw:frame>
        <draw:frame draw:style-name="gr5" draw:text-style-name="P8" draw:layer="layout" svg:width="0.58cm" svg:height="0.6cm" svg:x="6.6cm" svg:y="5.7cm">
          <draw:text-box>
            <text:p text:style-name="P7"><text:span text:style-name="T3">1</text:span></text:p>
          </draw:text-box>
        </draw:frame>
        <draw:connector draw:style-name="gr4" draw:text-style-name="P6" draw:layer="layout" svg:x1="4.75cm" svg:y1="7.1cm" svg:x2="9.8cm" svg:y2="9.15cm" draw:start-shape="id7" draw:start-glue-point="2" draw:end-shape="id10" draw:end-glue-point="3" svg:d="m4750 7100v2050h5050">
          <text:p/>
        </draw:connector>
        <draw:frame draw:style-name="gr5" draw:text-style-name="P8" draw:layer="layout" svg:width="0.58cm" svg:height="0.6cm" svg:x="4.02cm" svg:y="7.4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8.702cm" svg:y="8.5cm">
          <draw:text-box>
            <text:p text:style-name="P7"><text:span text:style-name="T3">1..n</text:span></text:p>
          </draw:text-box>
        </draw:frame>
        <draw:connector draw:style-name="gr4" draw:text-style-name="P6" draw:layer="layout" svg:x1="16.6cm" svg:y1="9.15cm" svg:x2="13.3cm" svg:y2="9.15cm" draw:start-shape="id11" draw:end-shape="id10" draw:end-glue-point="1" svg:d="m16600 9150h-3300">
          <text:p/>
        </draw:connector>
        <draw:connector draw:style-name="gr4" draw:text-style-name="P6" draw:layer="layout" svg:x1="11.55cm" svg:y1="11.2cm" svg:x2="11.55cm" svg:y2="9.9cm" draw:start-shape="id12" draw:end-shape="id10" draw:end-glue-point="2" svg:d="m11550 11200v-1300">
          <text:p/>
        </draw:connector>
        <draw:frame draw:style-name="gr5" draw:text-style-name="P8" draw:layer="layout" svg:width="0.923cm" svg:height="0.6cm" svg:x="15.677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3.606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7cm" svg:y="10.6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3cm" svg:y="9.9cm">
          <draw:text-box>
            <text:p text:style-name="P7"><text:span text:style-name="T3">1..n</text:span></text:p>
          </draw:text-box>
        </draw:frame>
        <draw:frame draw:style-name="gr7" draw:text-style-name="P8" draw:layer="layout" svg:width="1.846cm" svg:height="1.4cm" svg:x="14.054cm" svg:y="8.8cm">
          <draw:text-box>
            <text:p text:style-name="P7"><text:span text:style-name="T3">name type</text:span></text:p>
          </draw:text-box>
        </draw:frame>
        <draw:custom-shape draw:style-name="gr6" draw:text-style-name="P9" draw:layer="layout" svg:width="3.665cm" svg:height="1.5cm" svg:x="16cm" svg:y="3.3cm">
          <text:p text:style-name="P3"><text:span text:style-name="T4">JMnedict (Japanese proper names)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g draw:id="id13">
          <draw:custom-shape draw:style-name="gr1" draw:text-style-name="P2" draw:layer="layout" svg:width="3.5cm" svg:height="0.5cm" svg:x="10.6cm" svg:y="5.6cm">
            <text:p text:style-name="P1"><text:span text:style-name="T1">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10.6cm" svg:y="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4">
          <draw:custom-shape draw:style-name="gr1" draw:text-style-name="P2" draw:layer="layout" svg:width="3.5cm" svg:height="0.5cm" svg:x="16.8cm" svg:y="2.8cm">
            <text:p text:style-name="P1"><text:span text:style-name="T1">Kanji Repres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8cm" svg:y="3.3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5">
          <draw:custom-shape draw:style-name="gr1" draw:text-style-name="P2" draw:layer="layout" svg:width="3.5cm" svg:height="0.5cm" svg:x="16.8cm" svg:y="5.6cm">
            <text:p text:style-name="P1"><text:span text:style-name="T1">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8cm" svg:y="6.1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6">
          <draw:custom-shape draw:style-name="gr1" draw:text-style-name="P2" draw:layer="layout" svg:width="3.5cm" svg:height="0.5cm" svg:x="16.8cm" svg:y="8.4cm">
            <text:p text:style-name="P1"><text:span text:style-name="T1">Mea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16.8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7">
          <draw:custom-shape draw:style-name="gr1" draw:text-style-name="P2" draw:layer="layout" svg:width="3.5cm" svg:height="0.5cm" svg:x="23.6cm" svg:y="8.4cm">
            <text:p text:style-name="P1"><text:span text:style-name="T1">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23.6cm" svg:y="8.9cm">
            <text:p text:style-name="P5"><text:span text:style-name="T2">code : string</text:span></text:p>
            <text:p text:style-name="P5"><text:span text:style-name="T2">text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8">
          <draw:custom-shape draw:style-name="gr1" draw:text-style-name="P2" draw:layer="layout" svg:width="3.5cm" svg:height="0.5cm" svg:x="16.8cm" svg:y="11.2cm">
            <text:p text:style-name="P1"><text:span text:style-name="T1">Trans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8cm" svg:y="11.7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12.35cm" svg:y1="5.6cm" svg:x2="16.8cm" svg:y2="3.55cm" draw:start-shape="id13" draw:start-glue-point="0" draw:end-shape="id14" draw:end-glue-point="3" svg:d="m12350 5600v-2050h4450">
          <text:p/>
        </draw:connector>
        <draw:frame draw:style-name="gr5" draw:text-style-name="P8" draw:layer="layout" svg:width="0.923cm" svg:height="0.6cm" svg:x="15.7cm" svg:y="2.8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58cm" svg:height="0.6cm" svg:x="11.72cm" svg:y="4.9cm">
          <draw:text-box>
            <text:p text:style-name="P7"><text:span text:style-name="T3">1</text:span></text:p>
          </draw:text-box>
        </draw:frame>
        <draw:connector draw:style-name="gr4" draw:text-style-name="P6" draw:layer="layout" svg:x1="14.1cm" svg:y1="6.35cm" svg:x2="16.8cm" svg:y2="6.35cm" draw:start-shape="id13" draw:start-glue-point="1" draw:end-shape="id15" draw:end-glue-point="3" svg:d="m14100 6350h2700">
          <text:p/>
        </draw:connector>
        <draw:frame draw:style-name="gr5" draw:text-style-name="P8" draw:layer="layout" svg:width="0.923cm" svg:height="0.6cm" svg:x="15.701cm" svg:y="5.7cm">
          <draw:text-box>
            <text:p text:style-name="P7"><text:span text:style-name="T3">1..n</text:span></text:p>
          </draw:text-box>
        </draw:frame>
        <draw:frame draw:style-name="gr5" draw:text-style-name="P8" draw:layer="layout" svg:width="0.58cm" svg:height="0.6cm" svg:x="14.2cm" svg:y="5.7cm">
          <draw:text-box>
            <text:p text:style-name="P7"><text:span text:style-name="T3">1</text:span></text:p>
          </draw:text-box>
        </draw:frame>
        <draw:connector draw:style-name="gr4" draw:text-style-name="P6" draw:layer="layout" svg:x1="12.35cm" svg:y1="7.1cm" svg:x2="16.8cm" svg:y2="9.15cm" draw:start-shape="id13" draw:start-glue-point="2" draw:end-shape="id16" draw:end-glue-point="3" svg:d="m12350 7100v2050h4450">
          <text:p/>
        </draw:connector>
        <draw:frame draw:style-name="gr5" draw:text-style-name="P8" draw:layer="layout" svg:width="0.58cm" svg:height="0.6cm" svg:x="11.62cm" svg:y="7.4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15.702cm" svg:y="8.5cm">
          <draw:text-box>
            <text:p text:style-name="P7"><text:span text:style-name="T3">1..n</text:span></text:p>
          </draw:text-box>
        </draw:frame>
        <draw:connector draw:style-name="gr4" draw:text-style-name="P6" draw:layer="layout" svg:x1="23.6cm" svg:y1="9.15cm" svg:x2="20.3cm" svg:y2="9.15cm" draw:start-shape="id17" draw:end-shape="id16" draw:end-glue-point="1" svg:d="m23600 9150h-3300">
          <text:p/>
        </draw:connector>
        <draw:connector draw:style-name="gr4" draw:text-style-name="P6" draw:layer="layout" svg:x1="18.55cm" svg:y1="11.2cm" svg:x2="18.55cm" svg:y2="9.9cm" draw:start-shape="id18" draw:end-shape="id16" draw:end-glue-point="2" svg:d="m18550 11200v-1300">
          <text:p/>
        </draw:connector>
        <draw:frame draw:style-name="gr5" draw:text-style-name="P8" draw:layer="layout" svg:width="0.923cm" svg:height="0.6cm" svg:x="22.577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20.606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8.607cm" svg:y="10.6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8.603cm" svg:y="9.9cm">
          <draw:text-box>
            <text:p text:style-name="P7"><text:span text:style-name="T3">1..n</text:span></text:p>
          </draw:text-box>
        </draw:frame>
        <draw:frame draw:style-name="gr5" draw:text-style-name="P8" draw:layer="layout" svg:width="2.396cm" svg:height="0.6cm" svg:x="20.82cm" svg:y="9.1cm">
          <draw:text-box>
            <text:p text:style-name="P7"><text:span text:style-name="T3">part-of-speech</text:span></text:p>
          </draw:text-box>
        </draw:frame>
        <draw:g draw:id="id19">
          <draw:custom-shape draw:style-name="gr1" draw:text-style-name="P2" draw:layer="layout" svg:width="3.5cm" svg:height="0.5cm" svg:x="4.8cm" svg:y="3.2cm">
            <text:p text:style-name="P1"><text:span text:style-name="T1">Dictionary 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4.8cm" svg:y="3.7cm">
            <text:p text:style-name="P3"><text:span text:style-name="T5">seq nbr 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0">
          <draw:custom-shape draw:style-name="gr1" draw:text-style-name="P2" draw:layer="layout" svg:width="3.5cm" svg:height="0.5cm" svg:x="4.8cm" svg:y="8.2cm">
            <text:p text:style-name="P1"><text:span text:style-name="T1">Name 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4.8cm" svg:y="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10" draw:layer="layout" svg:x1="8.3cm" svg:y1="3.95cm" svg:x2="10.6cm" svg:y2="6.35cm" draw:start-shape="id19" draw:start-glue-point="1" draw:end-shape="id13" draw:end-glue-point="3" svg:d="m8300 3950h1150v2400h1150">
          <text:p/>
        </draw:connector>
        <draw:connector draw:style-name="gr8" draw:text-style-name="P10" draw:layer="layout" svg:x1="8.3cm" svg:y1="8.95cm" svg:x2="10.6cm" svg:y2="6.35cm" draw:start-shape="id20" draw:start-glue-point="1" draw:end-shape="id13" draw:end-glue-point="3" svg:d="m8300 8950h1150v-2600h1150">
          <text:p/>
        </draw:connector>
        <draw:g draw:id="id21">
          <draw:custom-shape draw:style-name="gr1" draw:text-style-name="P2" draw:layer="layout" svg:width="3.5cm" svg:height="0.5cm" svg:x="23.8cm" svg:y="2.8cm">
            <text:p text:style-name="P1"><text:span text:style-name="T1">Lookup I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23.8cm" svg:y="3.3cm">
            <text:p text:style-name="P3"><text:span text:style-name="T2">characters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23.8cm" svg:y1="3.55cm" svg:x2="20.3cm" svg:y2="3.55cm" draw:start-shape="id21" draw:start-glue-point="3" draw:end-shape="id14" draw:end-glue-point="1" svg:d="m23800 3550h-3500">
          <text:p/>
        </draw:connector>
        <draw:frame draw:style-name="gr5" draw:text-style-name="P8" draw:layer="layout" svg:width="0.58cm" svg:height="0.6cm" svg:x="22.949cm" svg:y="2.9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20.479cm" svg:y="2.9cm">
          <draw:text-box>
            <text:p text:style-name="P7"><text:span text:style-name="T3">1..n</text:span></text:p>
          </draw:text-box>
        </draw:frame>
        <draw:custom-shape draw:style-name="gr6" draw:text-style-name="P9" draw:layer="layout" svg:width="1.964cm" svg:height="1.2cm" svg:x="17.536cm" svg:y="1.5cm">
          <text:p text:style-name="P3"><text:span text:style-name="T4">example:</text:span></text:p>
          <text:p text:style-name="P3"><text:span text:style-name="T6">食べる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1.964cm" svg:height="1.2cm" svg:x="24.036cm" svg:y="1.4cm">
          <text:p text:style-name="P5"><text:span text:style-name="T4">example:</text:span></text:p>
          <text:p text:style-name="P5"><text:span text:style-name="T6">食べ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1.964cm" svg:height="1.2cm" svg:x="20.536cm" svg:y="11.7cm">
          <text:p text:style-name="P5"><text:span text:style-name="T4">example:</text:span></text:p>
          <text:p text:style-name="P5"><text:span text:style-name="T6">to eat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1.964cm" svg:height="1.2cm" svg:x="20.536cm" svg:y="5.4cm">
          <text:p text:style-name="P3"><text:span text:style-name="T4">example:</text:span></text:p>
          <text:p text:style-name="P3"><text:span text:style-name="T6">たべる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Gustav Fahl</meta:initial-creator>
    <meta:creation-date>2012-04-04T11:48:20.88</meta:creation-date>
    <dc:date>2012-04-06T16:44:34.67</dc:date>
    <dc:creator>Gustav Fahl</dc:creator>
    <meta:editing-duration>PT12H44M12S</meta:editing-duration>
    <meta:editing-cycles>37</meta:editing-cycles>
    <meta:generator>OpenOffice.org/3.2$Win32 OpenOffice.org_project/320m12$Build-9483</meta:generator>
    <meta:document-statistic meta:object-count="122"/>
  </office:meta>
</office:document-meta>
</file>